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dbc" officeooo:paragraph-rsid="000c3dbc"/>
    </style:style>
    <style:style style:name="P2" style:family="paragraph" style:parent-style-name="Standard">
      <style:text-properties officeooo:rsid="000c5c78" officeooo:paragraph-rsid="000c5c78"/>
    </style:style>
    <style:style style:name="P3" style:family="paragraph" style:parent-style-name="Standard">
      <style:text-properties officeooo:rsid="0010050f" officeooo:paragraph-rsid="00100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&lt;?xml version="1.0" encoding="UTF-8"?&gt;</text:p>
      <text:p text:style-name="P1">&lt;!DOCTYPE <text:s/>persona [</text:p>
      <text:p text:style-name="P1">&lt;!ELEMENT persona (nombre,apellido,edad)&gt;</text:p>
      <text:p text:style-name="P1">&lt;!ELEMENT nombre (#PCDATA)&gt;</text:p>
      <text:p text:style-name="P1">&lt;!ELEMENT apellido (#PCDATA)&gt;</text:p>
      <text:p text:style-name="P1">&lt;!ELEMENT edad (#PCDATA)&gt;</text:p>
      <text:p text:style-name="P1"/>
      <text:p text:style-name="P1">]&gt;</text:p>
      <text:p text:style-name="P1">&lt;persona&gt;</text:p>
      <text:p text:style-name="P1">&lt;nombre&gt;Windar&lt;/nombre&gt;</text:p>
      <text:p text:style-name="P1">&lt;apellido&gt;lobo&lt;/apellido&gt;</text:p>
      <text:p text:style-name="P1">&lt;edad&gt;29&lt;/edad&gt;</text:p>
      <text:p text:style-name="P1">&lt;/persona&gt;</text:p>
      <text:p text:style-name="P1"/>
      <text:p text:style-name="P1"/>
      <text:p text:style-name="P3">3)</text:p>
      <text:p text:style-name="P3">&lt;?xml version="1.0" encoding="UTF-8"?&gt;</text:p>
      <text:p text:style-name="P3">&lt;!DOCTYPE <text:s/>geografia [</text:p>
      <text:p text:style-name="P3">&lt;!ELEMENT geografia (paises, ciudades)&gt;</text:p>
      <text:p text:style-name="P3">&lt;!ELEMENT paises (pais+)&gt;</text:p>
      <text:p text:style-name="P3">&lt;!ATLLIST <text:s/>pais codpais ID <text:s/>#REQUIRED&gt;</text:p>
      <text:p text:style-name="P3">&lt;!ATLLIST pais idioma NMTOKEN <text:s/>"Español" &gt;</text:p>
      <text:p text:style-name="P3">&lt;!ELEMENT ciudades (ciudad+)&gt;</text:p>
      <text:p text:style-name="P3">&lt;!ELEMENT ciudad EMPTY&gt;</text:p>
      <text:p text:style-name="P3">&lt;!ATLLIST <text:s/>ciudad pais IDREF #REQUIRED&gt;</text:p>
      <text:p text:style-name="P3"/>
      <text:p text:style-name="P3">]&gt;</text:p>
      <text:p text:style-name="P3"/>
      <text:p text:style-name="P3">&lt;geografia&gt;</text:p>
      <text:p text:style-name="P3">&lt;paises&gt;</text:p>
      <text:p text:style-name="P3">&lt;pais&gt;</text:p>
      <text:p text:style-name="P3">&lt;pais codpais ="1897"/&gt;</text:p>
      <text:p text:style-name="P3">&lt;pais idioma ="Español"/&gt;</text:p>
      <text:p text:style-name="P3">&lt;/pais&gt;</text:p>
      <text:p text:style-name="P3">&lt;ciudades&gt;</text:p>
      <text:p text:style-name="P3">&lt;ciudad pais = "m"/&gt; </text:p>
      <text:p text:style-name="P3">&lt;/ciudades&gt;</text:p>
      <text:p text:style-name="P3">&lt;pais&gt;</text:p>
      <text:p text:style-name="P3">&lt;pais codpais ="1897"/&gt;</text:p>
      <text:p text:style-name="P3">&lt;pais idioma ="Español"/&gt;</text:p>
      <text:p text:style-name="P3">&lt;/pais&gt;</text:p>
      <text:p text:style-name="P3">&lt;ciudades&gt;</text:p>
      <text:p text:style-name="P3">&lt;ciudad pais = "m"/&gt; </text:p>
      <text:p text:style-name="P3">&lt;/ciudades&gt;</text:p>
      <text:p text:style-name="P3">&lt;/pises&gt;</text:p>
      <text:p text:style-name="P3">&lt;/geografia&gt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4)</text:p>
      <text:p text:style-name="P2">&lt;?xml version="1.0" encoding="UTF-8"?&gt;</text:p>
      <text:p text:style-name="P2">&lt;!DOCTYPE datos [</text:p>
      <text:p text:style-name="P2">&lt;!ELEMENT datos (d:grados,c:grados)&gt;</text:p>
      <text:p text:style-name="P2">&lt;!ELEMENT d:grados (#PCDATA)&gt;</text:p>
      <text:p text:style-name="P2">&lt;!ELEMENT c:grados (#PCDATA)&gt;</text:p>
      <text:p text:style-name="P2">&lt;!ATTLIST datos xmlns:d CDATA #REQUIRED <text:s/>xmlns:c CDATA #FIXED "http://:DAM" &gt;</text:p>
      <text:p text:style-name="P2"/>
      <text:p text:style-name="P2">]&gt;</text:p>
      <text:p text:style-name="P2"/>
      <text:p text:style-name="P2"/>
      <text:p text:style-name="P2">&lt;datos xmlns:d="http://ASIR" xmlns:c="http://:DAM"&gt;</text:p>
      <text:p text:style-name="P2">&lt;d:grados&gt;ASIR&lt;/d:grados&gt;</text:p>
      <text:p text:style-name="P2">&lt;c:grados&gt;DAM&lt;/c:grados&gt;</text:p>
      <text:p text:style-name="P2">&lt;/datos&gt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0:26:44.287686649</meta:creation-date>
    <dc:date>2022-11-03T12:30:59.732428456</dc:date>
    <meta:editing-duration>PT3M14S</meta:editing-duration>
    <meta:editing-cycles>1</meta:editing-cycles>
    <meta:document-statistic meta:table-count="0" meta:image-count="0" meta:object-count="0" meta:page-count="2" meta:paragraph-count="54" meta:word-count="127" meta:character-count="1148" meta:non-whitespace-character-count="1066"/>
    <meta:generator>LibreOffice/7.3.6.2$Linux_X86_64 LibreOffice_project/30$Build-2</meta:generator>
  </office:meta>
</office:document-meta>
</file>